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15.96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TSK_20_Count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SK Counts" table:style-name="ta1">
        <office:forms form:automatic-focus="false" form:apply-design-mode="false"/>
        <table:table-column table:style-name="co1" table:number-columns-repeated="19" table:default-cell-style-name="Default"/>
        <table:table-column table:style-name="co2" table:number-columns-repeated="1005" table:default-cell-style-name="Default"/>
        <table:table-row table:style-name="ro1">
          <table:table-cell office:value-type="string" calcext:value-type="string">
            <text:p>Alnus</text:p>
          </table:table-cell>
          <table:table-cell office:value-type="string" calcext:value-type="string">
            <text:p>Betula</text:p>
          </table:table-cell>
          <table:table-cell office:value-type="string" calcext:value-type="string">
            <text:p>Carpinus</text:p>
          </table:table-cell>
          <table:table-cell office:value-type="string" calcext:value-type="string">
            <text:p>Corylus</text:p>
          </table:table-cell>
          <table:table-cell office:value-type="string" calcext:value-type="string">
            <text:p>Fagus</text:p>
          </table:table-cell>
          <table:table-cell office:value-type="string" calcext:value-type="string">
            <text:p>Fraxinus</text:p>
          </table:table-cell>
          <table:table-cell office:value-type="string" calcext:value-type="string">
            <text:p>Picea</text:p>
          </table:table-cell>
          <table:table-cell office:value-type="string" calcext:value-type="string">
            <text:p>Pinus</text:p>
          </table:table-cell>
          <table:table-cell office:value-type="string" calcext:value-type="string">
            <text:p>Quercus</text:p>
          </table:table-cell>
          <table:table-cell office:value-type="string" calcext:value-type="string">
            <text:p>Tilia</text:p>
          </table:table-cell>
          <table:table-cell office:value-type="string" calcext:value-type="string">
            <text:p>Ulmus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Calluna</text:p>
          </table:table-cell>
          <table:table-cell office:value-type="string" calcext:value-type="string">
            <text:p>Cerealia</text:p>
          </table:table-cell>
          <table:table-cell office:value-type="string" calcext:value-type="string">
            <text:p>Cyperaceae</text:p>
          </table:table-cell>
          <table:table-cell office:value-type="string" calcext:value-type="string">
            <text:p>Plantago.lanceolata</text:p>
          </table:table-cell>
          <table:table-cell office:value-type="string" calcext:value-type="string">
            <text:p>Rumex.acetosella</text:p>
          </table:table-cell>
          <table:table-cell office:value-type="string" calcext:value-type="string">
            <text:p>Secale</text:p>
          </table:table-cell>
          <table:table-cell office:value-type="string" calcext:value-type="string">
            <text:p>Gramineae</text:p>
          </table:table-cell>
          <table:table-cell table:number-columns-repeated="100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19" calcext:value-type="float">
            <text:p>819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0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0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11" calcext:value-type="float">
            <text:p>81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36" calcext:value-type="float">
            <text:p>73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25" calcext:value-type="float">
            <text:p>725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70" calcext:value-type="float">
            <text:p>87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05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94" calcext:value-type="float">
            <text:p>694</text:p>
          </table:table-cell>
          <table:table-cell table:style-name="ce1" office:value-type="float" office:value="114" calcext:value-type="float">
            <text:p>11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05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05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129" calcext:value-type="float">
            <text:p>129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05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05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1005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1005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05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1005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1005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1005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1005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1005"/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1005"/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05"/>
        </table:table-row>
        <table:table-row table:style-name="ro1"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57" calcext:value-type="float">
            <text:p>557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48" calcext:value-type="float">
            <text:p>348</text:p>
          </table:table-cell>
          <table:table-cell office:value-type="float" office:value="155" calcext:value-type="float">
            <text:p>15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73" calcext:value-type="float">
            <text:p>473</text:p>
          </table:table-cell>
          <table:table-cell office:value-type="float" office:value="114" calcext:value-type="float">
            <text:p>11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17" calcext:value-type="float">
            <text:p>517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02" calcext:value-type="float">
            <text:p>502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54" calcext:value-type="float">
            <text:p>454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43" calcext:value-type="float">
            <text:p>543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149" calcext:value-type="float">
            <text:p>14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100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30" calcext:value-type="float">
            <text:p>430</text:p>
          </table:table-cell>
          <table:table-cell office:value-type="float" office:value="169" calcext:value-type="float">
            <text:p>169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82" calcext:value-type="float">
            <text:p>482</text:p>
          </table:table-cell>
          <table:table-cell office:value-type="float" office:value="142" calcext:value-type="float">
            <text:p>14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office:value-type="float" office:value="171" calcext:value-type="float">
            <text:p>17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117" calcext:value-type="float">
            <text:p>11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58" calcext:value-type="float">
            <text:p>558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 office:value-type="float" office:value="191" calcext:value-type="float">
            <text:p>191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17" calcext:value-type="float">
            <text:p>417</text:p>
          </table:table-cell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100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143" calcext:value-type="float">
            <text:p>143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6" calcext:value-type="float">
            <text:p>506</text:p>
          </table:table-cell>
          <table:table-cell office:value-type="float" office:value="115" calcext:value-type="float">
            <text:p>115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8" calcext:value-type="float">
            <text:p>508</text:p>
          </table:table-cell>
          <table:table-cell office:value-type="float" office:value="132" calcext:value-type="float">
            <text:p>13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3" calcext:value-type="float">
            <text:p>603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3" calcext:value-type="float">
            <text:p>11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100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100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121" calcext:value-type="float">
            <text:p>12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44" calcext:value-type="float">
            <text:p>544</text:p>
          </table:table-cell>
          <table:table-cell office:value-type="float" office:value="114" calcext:value-type="float">
            <text:p>1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3" calcext:value-type="float">
            <text:p>723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14" calcext:value-type="float">
            <text:p>71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7" calcext:value-type="float">
            <text:p>9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8" calcext:value-type="float">
            <text:p>87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8" calcext:value-type="float">
            <text:p>9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1" calcext:value-type="float">
            <text:p>94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13" calcext:value-type="float">
            <text:p>9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6" calcext:value-type="float">
            <text:p>8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5" calcext:value-type="float">
            <text:p>8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05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SK_20_Counts" style:display-name="PageStyle_TSK Cou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mand Persönlich</meta:initial-creator>
    <dc:creator>Jemand Persönlich</dc:creator>
    <meta:creation-date>2016-07-04T06:30:50</meta:creation-date>
    <dc:date>2017-04-15T21:12:57</dc:date>
    <meta:editing-duration>P0D</meta:editing-duration>
    <meta:generator>LibreOffice/6.0.0.2$Windows_X86_64 LibreOffice_project/06b618bb6f431d27fd2def25aa19c833e29b61cd</meta:generator>
    <meta:document-statistic meta:table-count="1" meta:cell-count="248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